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10.5pt" style:font-size-asian="10.5pt" style:font-size-complex="10.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.5pt" style:font-size-asian="10.5pt" style:font-size-complex="10.5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ellipse text:anchor-type="paragraph" draw:z-index="0" draw:style-name="gr1" draw:text-style-name="P2" svg:width="7.178cm" svg:height="2.484cm" svg:x="4.403cm" svg:y="-1.898cm"><text:p text:style-name="P2"><text:span text:style-name="T1">Начало</text:span></text:p></draw:ellipse><draw:custom-shape text:anchor-type="paragraph" draw:z-index="1" draw:style-name="gr2" draw:text-style-name="P4" svg:width="6.488cm" svg:height="1.611cm" svg:x="4.771cm" svg:y="0.863cm"><text:p text:style-name="P3"><text:span text:style-name="T2">Ввод: a,b,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" draw:style-name="gr3" draw:text-style-name="P5" svg:x1="7.992cm" svg:y1="0.586cm" svg:x2="7.992cm" svg:y2="0.863cm"><text:p/></draw:line><draw:line text:anchor-type="paragraph" draw:z-index="3" draw:style-name="gr1" draw:text-style-name="P5" svg:x1="8.038cm" svg:y1="4.29cm" svg:x2="1.021cm" svg:y2="5.946cm"><text:p text:style-name="P5"><text:s/></text:p></draw:line><draw:custom-shape text:anchor-type="paragraph" draw:z-index="4" draw:style-name="gr2" svg:width="3.222cm" svg:height="2.347cm" svg:x="-0.587cm" svg:y="5.946cm"><text:p text:style-name="P5">D&l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style-name="gr2" svg:width="3.222cm" svg:height="2.347cm" svg:x="14.231cm" svg:y="5.833cm"><text:p text:style-name="P5">D&g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style-name="gr2" draw:text-style-name="P5" svg:width="3.222cm" svg:height="2.347cm" svg:x="3.923cm" svg:y="5.946cm"><text:p text:style-name="P5">D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7" draw:style-name="gr1" draw:text-style-name="P5" svg:width="6.651cm" svg:height="1.449cm" svg:x="4.888cm" svg:y="2.842cm"><text:p text:style-name="P5">D=b*b-4*a*c</text:p></draw:rect><draw:line text:anchor-type="paragraph" draw:z-index="8" draw:style-name="gr3" draw:text-style-name="P5" svg:x1="7.992cm" svg:y1="2.473cm" svg:x2="7.992cm" svg:y2="2.842cm"><text:p/></draw:line><draw:line text:anchor-type="paragraph" draw:z-index="9" draw:style-name="gr3" draw:text-style-name="P5" svg:x1="15.838cm" svg:y1="8.179cm" svg:x2="12.755cm" svg:y2="9.121cm"><text:p/></draw:line><draw:line text:anchor-type="paragraph" draw:z-index="10" draw:style-name="gr3" draw:text-style-name="P5" svg:x1="15.838cm" svg:y1="8.179cm" svg:x2="17.15cm" svg:y2="9.121cm"><text:p/></draw:line><draw:rect text:anchor-type="paragraph" draw:z-index="11" draw:style-name="gr1" draw:text-style-name="P6" svg:width="4.28cm" svg:height="1.657cm" svg:x="10.292cm" svg:y="9.121cm"><text:p text:style-name="P6"><text:span text:style-name="T3">x1=(-b+sqrt(D*D))/(2*a)</text:span></text:p></draw:rect><draw:rect text:anchor-type="paragraph" draw:z-index="12" draw:style-name="gr1" draw:text-style-name="P6" svg:width="3.813cm" svg:height="1.682cm" svg:x="14.69cm" svg:y="9.121cm"><text:p text:style-name="P6"><text:span text:style-name="T3">x2=(-b-sqrt(D*D))/(2*a)</text:span></text:p></draw:rect><draw:line text:anchor-type="paragraph" draw:z-index="13" draw:style-name="gr3" draw:text-style-name="P5" svg:x1="5.532cm" svg:y1="8.292cm" svg:x2="4.128cm" svg:y2="8.708cm"><text:p/></draw:line><draw:rect text:anchor-type="paragraph" draw:z-index="14" draw:style-name="gr1" draw:text-style-name="P5" svg:width="4.097cm" svg:height="1.657cm" svg:x="7.578cm" svg:y="11.882cm"><text:p text:style-name="P5">x=-b/(2*a)</text:p></draw:rect><draw:line text:anchor-type="paragraph" draw:z-index="15" draw:style-name="gr3" draw:text-style-name="P5" svg:x1="1.022cm" svg:y1="8.292cm" svg:x2="0.286cm" svg:y2="9.029cm"><text:p/></draw:line><draw:custom-shape text:anchor-type="paragraph" draw:z-index="16" draw:style-name="gr2" draw:text-style-name="P7" svg:width="4.142cm" svg:height="1.497cm" svg:x="-1.993cm" svg:y="9.029cm"><text:p text:style-name="P7"><text:span text:style-name="T4">Вывод:</text:span></text:p><text:p text:style-name="P7"><text:span text:style-name="T4"><text:s/></text:span><text:span text:style-name="T4">мнимые корни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7" draw:style-name="gr3" draw:text-style-name="P5" svg:x1="9.742cm" svg:y1="13.517cm" svg:x2="9.742cm" svg:y2="13.999cm"><text:p/></draw:line><draw:custom-shape text:anchor-type="paragraph" draw:z-index="18" draw:style-name="gr2" draw:text-style-name="P3" svg:width="4.142cm" svg:height="1.542cm" svg:x="7.303cm" svg:y="13.998cm"><text:p text:style-name="P5"><text:span text:style-name="T2">Вывод: x1=x2=x</text:span></text:p><text:p text:style-name="P5"><text:span text:style-name="T2">(совпадающие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9" draw:style-name="gr3" draw:text-style-name="P5" svg:x1="2.633cm" svg:y1="7.119cm" svg:x2="3.922cm" svg:y2="7.119cm"><text:p/></draw:line><draw:line text:anchor-type="paragraph" draw:z-index="20" draw:style-name="gr3" draw:text-style-name="P5" svg:x1="7.144cm" svg:y1="7.119cm" svg:x2="14.231cm" svg:y2="7.004cm"><text:p/></draw:line><draw:line text:anchor-type="paragraph" draw:z-index="21" draw:style-name="gr3" draw:text-style-name="P5" svg:x1="12.622cm" svg:y1="10.777cm" svg:x2="13.975cm" svg:y2="14.411cm"><text:p/></draw:line><draw:custom-shape text:anchor-type="paragraph" draw:z-index="22" draw:style-name="gr2" draw:text-style-name="P3" svg:width="4.028cm" svg:height="1.105cm" svg:x="14.972cm" svg:y="14.367cm"><text:p text:style-name="P5"><text:span text:style-name="T2">Вывод: x1=x2</text:span></text:p><text:p text:style-name="P5"><text:span text:style-name="T2">(линейное ур-ие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style-name="gr2" draw:text-style-name="P7" svg:width="3.382cm" svg:height="1.751cm" svg:x="2.448cm" svg:y="8.708cm"><text:p text:style-name="P7"><text:span text:style-name="T4">(a=0)and(b=0)and(c=0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4" draw:style-name="gr3" draw:text-style-name="P5" svg:x1="4.128cm" svg:y1="10.458cm" svg:x2="2.334cm" svg:y2="12.113cm"><text:p/></draw:line><draw:line text:anchor-type="paragraph" draw:z-index="25" draw:style-name="gr3" draw:text-style-name="P5" svg:x1="5.83cm" svg:y1="9.604cm" svg:x2="6.497cm" svg:y2="9.604cm"><text:p/></draw:line><draw:line text:anchor-type="paragraph" draw:z-index="26" draw:style-name="gr3" draw:text-style-name="P5" svg:x1="8.038cm" svg:y1="10.525cm" svg:x2="6.084cm" svg:y2="12.158cm"><text:p/></draw:line><draw:custom-shape text:anchor-type="paragraph" draw:z-index="27" draw:style-name="gr2" svg:width="4.349cm" svg:height="1.726cm" svg:x="-0.681cm" svg:y="12.113cm"><text:p><text:span text:style-name="T4">Вывод: бесконечное</text:span></text:p><text:p><text:span text:style-name="T4">количество решени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8" draw:style-name="gr3" draw:text-style-name="P5" svg:x1="16.773cm" svg:y1="10.802cm" svg:x2="13.975cm" svg:y2="14.367cm"><text:p/></draw:line><draw:custom-shape text:anchor-type="paragraph" draw:z-index="29" draw:style-name="gr2" svg:width="3.751cm" svg:height="1.149cm" svg:x="11.659cm" svg:y="14.367cm"><text:p>Вывод: x1,x2</text:p><text:p>(<text:span text:style-name="T5">действительные</text:span>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0" draw:style-name="gr2" draw:text-style-name="P8" svg:width="3.382cm" svg:height="1.751cm" svg:x="6.339cm" svg:y="8.775cm"><text:p text:style-name="P8"><text:span text:style-name="T5">(a=0)and(b=0)and(c!=0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1" draw:style-name="gr3" draw:text-style-name="P5" svg:x1="9.72cm" svg:y1="9.604cm" svg:x2="9.671cm" svg:y2="11.881cm"><text:p/></draw:line><draw:custom-shape text:anchor-type="paragraph" draw:z-index="32" draw:style-name="gr2" draw:text-style-name="P9" svg:width="4.257cm" svg:height="1.818cm" svg:x="2.884cm" svg:y="12.136cm"><text:p><text:span text:style-name="T6">Вывод: нет корне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ellipse text:anchor-type="paragraph" draw:z-index="33" draw:style-name="gr1" draw:text-style-name="P2" svg:width="9.732cm" svg:height="4.165cm" svg:x="3.484cm" svg:y="17.699cm"><text:p text:style-name="P2"><text:span text:style-name="T1">Конец</text:span></text:p></draw:ellipse><draw:line text:anchor-type="paragraph" draw:z-index="34" draw:style-name="gr3" draw:text-style-name="P5" svg:x1="-0.864cm" svg:y1="10.525cm" svg:x2="-0.864cm" svg:y2="17.402cm"><text:p/></draw:line><draw:line text:anchor-type="paragraph" draw:z-index="35" draw:style-name="gr3" draw:text-style-name="P5" svg:x1="-0.864cm" svg:y1="17.403cm" svg:x2="16.482cm" svg:y2="17.38cm"><text:p/></draw:line><draw:line text:anchor-type="paragraph" draw:z-index="36" draw:style-name="gr3" draw:text-style-name="P5" svg:x1="1.113cm" svg:y1="13.838cm" svg:x2="1.067cm" svg:y2="17.38cm"><text:p/></draw:line><draw:line text:anchor-type="paragraph" draw:z-index="37" draw:style-name="gr3" draw:text-style-name="P5" svg:x1="4.634cm" svg:y1="13.952cm" svg:x2="4.542cm" svg:y2="17.402cm"><text:p/></draw:line><draw:line text:anchor-type="paragraph" draw:z-index="38" draw:style-name="gr3" draw:text-style-name="P5" svg:x1="9.167cm" svg:y1="15.54cm" svg:x2="9.167cm" svg:y2="17.403cm"><text:p/></draw:line><draw:line text:anchor-type="paragraph" draw:z-index="39" draw:style-name="gr3" draw:text-style-name="P5" svg:x1="13.376cm" svg:y1="15.515cm" svg:x2="13.401cm" svg:y2="17.402cm"><text:p/></draw:line><draw:line text:anchor-type="paragraph" draw:z-index="40" draw:style-name="gr3" draw:text-style-name="P5" svg:x1="16.482cm" svg:y1="17.379cm" svg:x2="16.482cm" svg:y2="15.515cm"><text:p/></draw:line><draw:line text:anchor-type="paragraph" draw:z-index="41" draw:style-name="gr3" draw:text-style-name="P5" svg:x1="8.384cm" svg:y1="17.699cm" svg:x2="8.384cm" svg:y2="17.38cm"><text:p/></draw:line><draw:line text:anchor-type="paragraph" draw:z-index="42" draw:style-name="gr3" draw:text-style-name="P5" svg:x1="8.038cm" svg:y1="4.29cm" svg:x2="16.773cm" svg:y2="4.733cm"><text:p/></draw:line><draw:custom-shape text:anchor-type="paragraph" draw:z-index="43" draw:style-name="gr2" draw:text-style-name="P7" svg:width="2.311cm" svg:height="2.063cm" svg:x="16.662cm" svg:y="3.771cm"><text:p><text:span text:style-name="T4">a=0 and b!=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4" draw:style-name="gr3" draw:text-style-name="P5" svg:x1="17.803cm" svg:y1="5.833cm" svg:x2="18.75cm" svg:y2="5.833cm"><text:p/></draw:line><draw:line text:anchor-type="paragraph" draw:z-index="45" draw:style-name="gr3" draw:text-style-name="P5" svg:x1="18.75cm" svg:y1="5.833cm" svg:x2="18.806cm" svg:y2="12.419cm"><text:p/></draw:line><draw:rect text:anchor-type="paragraph" draw:z-index="46" draw:style-name="gr1" draw:text-style-name="P5" svg:width="2.925cm" svg:height="0.948cm" svg:x="15.993cm" svg:y="12.42cm"><text:p text:style-name="P5">x=-c/b</text:p></draw:rect><draw:line text:anchor-type="paragraph" draw:z-index="47" draw:style-name="gr3" draw:text-style-name="P5" svg:x1="17.33cm" svg:y1="13.367cm" svg:x2="17.302cm" svg:y2="14.367cm"><text:p/></draw:line><draw:line text:anchor-type="paragraph" draw:z-index="48" draw:style-name="gr3" draw:text-style-name="P5" svg:x1="18.972cm" svg:y1="4.761cm" svg:x2="18.946cm" svg:y2="17.322cm"><text:p/></draw:line><draw:line text:anchor-type="paragraph" draw:z-index="49" draw:style-name="gr3" draw:text-style-name="P5" svg:x1="16.482cm" svg:y1="17.379cm" svg:x2="18.946cm" svg:y2="17.321cm"><text:p/></draw:line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1:53:24.36</meta:creation-date>
    <meta:document-statistic meta:table-count="0" meta:image-count="0" meta:object-count="0" meta:page-count="1" meta:paragraph-count="1" meta:word-count="1" meta:character-count="1"/>
    <dc:date>2016-09-22T13:05:46.75</dc:date>
    <meta:editing-duration>PT11M20S</meta:editing-duration>
    <meta:editing-cycles>1</meta:editing-cycles>
    <meta:generator>OpenOffice.org/3.4.1$Win32 OpenOffice.org_project/341m1$Build-9593</meta:generator>
  </office:meta>
</office:document-meta>
</file>